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91E42CDD34A7A1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626cm, 6.767cm, 16.077cm, 6.86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774cm" svg:height="11.671cm" svg:x="0.126cm" svg:y="0.134cm">
          <draw:image xlink:href="Pictures/10000000000005E8000007E0291E42CDD34A7A1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15:15:47.424231691</dc:date>
    <meta:editing-duration>PT2M59S</meta:editing-duration>
    <meta:editing-cycles>4</meta:editing-cycles>
    <meta:generator>LibreOffice/7.1.4.2$MacOSX_X86_64 LibreOffice_project/a529a4fab45b75fefc5b6226684193eb000654f6</meta:generator>
    <meta:document-statistic meta:object-count="1"/>
  </office:meta>
</office:document-meta>
</file>